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18b64f" officeooo:paragraph-rsid="0018b64f"/>
    </style:style>
    <style:style style:name="P3" style:family="paragraph" style:parent-style-name="Standard">
      <style:paragraph-properties fo:text-align="center" style:justify-single-word="false"/>
      <style:text-properties officeooo:rsid="0018b64f" officeooo:paragraph-rsid="0018b64f"/>
    </style:style>
    <style:style style:name="P4" style:family="paragraph" style:parent-style-name="Standard">
      <style:text-properties fo:font-style="italic" officeooo:rsid="0018b64f" officeooo:paragraph-rsid="0018b64f" style:font-style-asian="italic" style:font-style-complex="italic"/>
    </style:style>
    <style:style style:name="P5" style:family="paragraph" style:parent-style-name="Standard">
      <style:text-properties officeooo:rsid="001a5b3f" officeooo:paragraph-rsid="001a5b3f"/>
    </style:style>
    <style:style style:name="P6" style:family="paragraph" style:parent-style-name="Standard">
      <style:text-properties officeooo:rsid="001c1bc6" officeooo:paragraph-rsid="001c1bc6"/>
    </style:style>
    <style:style style:name="P7" style:family="paragraph" style:parent-style-name="Standard">
      <style:text-properties officeooo:rsid="001dac80" officeooo:paragraph-rsid="001dac80"/>
    </style:style>
    <style:style style:name="P8" style:family="paragraph" style:parent-style-name="Standard">
      <style:text-properties officeooo:rsid="001dac80" officeooo:paragraph-rsid="002272ac"/>
    </style:style>
    <style:style style:name="P9" style:family="paragraph" style:parent-style-name="Standard">
      <style:text-properties officeooo:rsid="0021796e" officeooo:paragraph-rsid="0021796e"/>
    </style:style>
    <style:style style:name="P10" style:family="paragraph" style:parent-style-name="Standard">
      <style:text-properties officeooo:rsid="0022af73" officeooo:paragraph-rsid="0022af73"/>
    </style:style>
    <style:style style:name="P11" style:family="paragraph" style:parent-style-name="Standard">
      <style:text-properties officeooo:rsid="0022e5d9" officeooo:paragraph-rsid="0022e5d9"/>
    </style:style>
    <style:style style:name="P12" style:family="paragraph" style:parent-style-name="Standard">
      <style:text-properties officeooo:rsid="0022e5d9" officeooo:paragraph-rsid="0023fcfe"/>
    </style:style>
    <style:style style:name="P13" style:family="paragraph" style:parent-style-name="Standard">
      <style:text-properties officeooo:rsid="0023fcfe" officeooo:paragraph-rsid="0023fcfe"/>
    </style:style>
    <style:style style:name="P14" style:family="paragraph" style:parent-style-name="Standard">
      <style:text-properties officeooo:rsid="00251eac" officeooo:paragraph-rsid="00251eac"/>
    </style:style>
    <style:style style:name="P15" style:family="paragraph" style:parent-style-name="Standard" style:list-style-name="L1">
      <style:text-properties officeooo:rsid="00251eac" officeooo:paragraph-rsid="00251eac"/>
    </style:style>
    <style:style style:name="P16" style:family="paragraph" style:parent-style-name="Standard">
      <style:text-properties officeooo:rsid="00251eac" officeooo:paragraph-rsid="00263b0b"/>
    </style:style>
    <style:style style:name="P17" style:family="paragraph" style:parent-style-name="Standard">
      <style:text-properties officeooo:rsid="00251eac" officeooo:paragraph-rsid="002ab98d"/>
    </style:style>
    <style:style style:name="P18" style:family="paragraph" style:parent-style-name="Standard">
      <style:text-properties officeooo:rsid="00277590" officeooo:paragraph-rsid="00277590"/>
    </style:style>
    <style:style style:name="P19" style:family="paragraph" style:parent-style-name="Standard">
      <style:text-properties officeooo:rsid="00277590" officeooo:paragraph-rsid="002ab2c9"/>
    </style:style>
    <style:style style:name="P20" style:family="paragraph" style:parent-style-name="Standard">
      <style:text-properties officeooo:rsid="002970bb" officeooo:paragraph-rsid="002970bb"/>
    </style:style>
    <style:style style:name="P21" style:family="paragraph" style:parent-style-name="Standard">
      <style:text-properties officeooo:rsid="002ab2c9" officeooo:paragraph-rsid="002ab2c9"/>
    </style:style>
    <style:style style:name="P22" style:family="paragraph" style:parent-style-name="Standard">
      <style:text-properties officeooo:rsid="002ab98d" officeooo:paragraph-rsid="002ab98d"/>
    </style:style>
    <style:style style:name="P23" style:family="paragraph" style:parent-style-name="Standard">
      <style:text-properties officeooo:rsid="002af6d5" officeooo:paragraph-rsid="002af6d5"/>
    </style:style>
    <style:style style:name="P24" style:family="paragraph" style:parent-style-name="Standard">
      <style:text-properties officeooo:rsid="002cc030" officeooo:paragraph-rsid="002cc030"/>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style:text-position="super 58%" officeooo:rsid="001c1bc6"/>
    </style:style>
    <style:style style:name="T4" style:family="text">
      <style:text-properties style:text-position="super 58%" officeooo:rsid="0021796e"/>
    </style:style>
    <style:style style:name="T5" style:family="text">
      <style:text-properties style:text-position="super 58%" officeooo:rsid="0022af73"/>
    </style:style>
    <style:style style:name="T6" style:family="text">
      <style:text-properties officeooo:rsid="001a5b3f"/>
    </style:style>
    <style:style style:name="T7" style:family="text">
      <style:text-properties officeooo:rsid="001c1bc6"/>
    </style:style>
    <style:style style:name="T8" style:family="text">
      <style:text-properties officeooo:rsid="001dac80"/>
    </style:style>
    <style:style style:name="T9" style:family="text">
      <style:text-properties officeooo:rsid="001f7e26"/>
    </style:style>
    <style:style style:name="T10" style:family="text">
      <style:text-properties officeooo:rsid="0021719b"/>
    </style:style>
    <style:style style:name="T11" style:family="text">
      <style:text-properties officeooo:rsid="0021796e"/>
    </style:style>
    <style:style style:name="T12" style:family="text">
      <style:text-properties officeooo:rsid="002272ac"/>
    </style:style>
    <style:style style:name="T13" style:family="text">
      <style:text-properties officeooo:rsid="0022af73"/>
    </style:style>
    <style:style style:name="T14" style:family="text">
      <style:text-properties officeooo:rsid="0022e5d9"/>
    </style:style>
    <style:style style:name="T15" style:family="text">
      <style:text-properties officeooo:rsid="0023fcfe"/>
    </style:style>
    <style:style style:name="T16" style:family="text">
      <style:text-properties officeooo:rsid="00251eac"/>
    </style:style>
    <style:style style:name="T17" style:family="text">
      <style:text-properties officeooo:rsid="00263b0b"/>
    </style:style>
    <style:style style:name="T18" style:family="text">
      <style:text-properties officeooo:rsid="00277590"/>
    </style:style>
    <style:style style:name="T19" style:family="text">
      <style:text-properties officeooo:rsid="002970bb"/>
    </style:style>
    <style:style style:name="T20" style:family="text">
      <style:text-properties officeooo:rsid="002ab98d"/>
    </style:style>
    <style:style style:name="T21" style:family="text">
      <style:text-properties officeooo:rsid="002cc030"/>
    </style:style>
    <style:style style:name="T22" style:family="text">
      <style:text-properties officeooo:rsid="002e02f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eshatic Queenity</text:p>
      <text:p text:style-name="P3">by Sven Nilsen, 2022</text:p>
      <text:p text:style-name="P2"/>
      <text:p text:style-name="P4">In this paper I present a Seshatic relation that “points directly”.</text:p>
      <text:p text:style-name="P2"/>
      <text:p text:style-name="P2">In the paper “Path Semantical Quality”<text:span text:style-name="T2"><text:reference-ref text:reference-format="text" text:ref-name="path semantical quality">[1]</text:reference-ref></text:span>, I introduced a partial equivalence relation that lifts biconditions with symbolic distinction. Since Intuitionistic Propositional Logic (IPL)<text:span text:style-name="T2"><text:reference-ref text:reference-format="text" text:ref-name="intuitionistic logic">[2]</text:reference-ref></text:span> does not have symbolic distinction, I created a model for the “Prop” library<text:span text:style-name="T2"><text:reference-ref text:reference-format="text" text:ref-name="prop">[3]</text:reference-ref></text:span> (written in Rust<text:span text:style-name="T2"><text:reference-ref text:reference-format="text" text:ref-name="rust">[4]</text:reference-ref></text:span>). <text:span text:style-name="T6">This means that instead of using symbolic distinction, one adds manual assumptions of the kind:</text:span></text:p>
      <text:p text:style-name="P2"/>
      <text:p text:style-name="P2"><text:tab/><text:span text:style-name="T6">(a == b) =&gt; (a ~~ b)</text:span></text:p>
      <text:p text:style-name="P5"/>
      <text:p text:style-name="P5">This model works very well and might help to explore proofs using quality in more detail. One particular area <text:span text:style-name="T7">of interest is Seshatism</text:span><text:span text:style-name="T3"><text:reference-ref text:reference-format="text" text:ref-name="seshatism">[5]</text:reference-ref></text:span><text:span text:style-name="T7">. Seshatism are logical structures that have the assumption:</text:span></text:p>
      <text:p text:style-name="P5"/>
      <text:p text:style-name="P5"><text:tab/>¬<text:span text:style-name="T7">(a ~~ </text:span><text:span text:style-name="T8">a</text:span><text:span text:style-name="T7">)</text:span></text:p>
      <text:p text:style-name="P5"/>
      <text:p text:style-name="P8">During a conversation with Sirisys<text:span text:style-name="T2"><text:reference-ref text:reference-format="text" text:ref-name="sirisys">[6]</text:reference-ref></text:span> <text:span text:style-name="T9">on Discord</text:span>, <text:span text:style-name="T10">we discussed a Seshatic relation such that each person `X` has that relation to themselves, given that some person `Y` has that relation to `X`. This property is </text:span><text:span text:style-name="T11">similar to how the Loop Witness `</text:span><text:span text:style-name="T13">X</text:span><text:span text:style-name="T11"> ~~ </text:span><text:span text:style-name="T13">X</text:span><text:span text:style-name="T11">` relates to </text:span><text:span text:style-name="T12">the Product Witness </text:span><text:span text:style-name="T11">`</text:span><text:span text:style-name="T13">X</text:span><text:span text:style-name="T11"> ~~ </text:span><text:span text:style-name="T13">Y</text:span><text:span text:style-name="T11">`</text:span><text:span text:style-name="T4"><text:reference-ref text:reference-format="text" text:ref-name="seshatism vs platonism">[7]</text:reference-ref></text:span><text:span text:style-name="T11">.</text:span><text:span text:style-name="T10"> </text:span><text:span text:style-name="T11">One might think that </text:span><text:span text:style-name="T12">this would make it a Platonic relation instead of Seshatic. </text:span><text:span text:style-name="T10">However, </text:span><text:span text:style-name="T12">the Seshatic relation we discussed, had an additional property: O</text:span><text:span text:style-name="T10">ther people </text:span><text:span text:style-name="T13">`Y`</text:span><text:span text:style-name="T10"> can not have the same </text:span><text:span text:style-name="T12">relation to </text:span><text:span text:style-name="T13">themselves as to the person `X`. Formalized in Avalog</text:span><text:span text:style-name="T5"><text:reference-ref text:reference-format="text" text:ref-name="avalog">[8]</text:reference-ref></text:span><text:span text:style-name="T13">:</text:span></text:p>
      <text:p text:style-name="P7"/>
      <text:p text:style-name="P7"><text:tab/><text:span text:style-name="T10">(X, </text:span><text:span text:style-name="T13">Sq</text:span><text:span text:style-name="T10">’(X)) :- </text:span><text:span text:style-name="T13">Sq : seshatic_queenity, </text:span><text:span text:style-name="T10">(Y, </text:span><text:span text:style-name="T13">Sq</text:span><text:span text:style-name="T10">’(X)).</text:span></text:p>
      <text:p text:style-name="P7"><text:tab/><text:span text:style-name="T10">uniq </text:span><text:span text:style-name="T13">Sq :- Sq : seshatic_queenity.</text:span></text:p>
      <text:p text:style-name="P7"/>
      <text:p text:style-name="P10">The <text:span text:style-name="T14">formalization in Avalog looks simple, </text:span><text:span text:style-name="T22">but it is also subtle</text:span><text:span text:style-name="T14">. Let us take a look at an example:</text:span></text:p>
      <text:p text:style-name="P10"/>
      <text:p text:style-name="P10"><text:tab/><text:span text:style-name="T14">sq : seshatic_queenity</text:span></text:p>
      <text:p text:style-name="P10"><text:tab/><text:span text:style-name="T14">sq’(X) : p :- (Y, sq’(X)).</text:span></text:p>
      <text:p text:style-name="P10"><text:tab/><text:span text:style-name="T14">(b, sq’(a))</text:span></text:p>
      <text:p text:style-name="P10"/>
      <text:p text:style-name="P12">This proves `p(b) = sq’(a)`. <text:span text:style-name="T15">When adding `(b, sq’(b))`, one can prove `amb` (ambiguity).</text:span></text:p>
      <text:p text:style-name="P12"/>
      <text:p text:style-name="P12">However, it is possible to assign different roles:</text:p>
      <text:p text:style-name="P11"/>
      <text:p text:style-name="P11"><text:tab/>sq : seshatic_queenity</text:p>
      <text:p text:style-name="P11"><text:tab/>sq’(a) : p1</text:p>
      <text:p text:style-name="P11"><text:tab/>sq’(b) : p2</text:p>
      <text:p text:style-name="P11"><text:tab/>(b, sq’(a))</text:p>
      <text:p text:style-name="P11"><text:tab/>(b, sq’(b))</text:p>
      <text:p text:style-name="P11"/>
      <text:p text:style-name="P11">Now, `p1(b) = sq’(a)`, which does not collide with `p2(b) = sq’(b)`.</text:p>
      <text:p text:style-name="P11"/>
      <text:p text:style-name="P13">Th<text:span text:style-name="T22">e</text:span> formalization in Avalog is helpful, but it would also be nice to have a model in IPL, <text:span text:style-name="T22">to</text:span> be used in the Prop library to explore <text:span text:style-name="T16">proofs using quality.</text:span></text:p>
      <text:p text:style-name="P13"/>
      <text:p text:style-name="P13">The first step to developing a model in IPL, is to get rid of roles and avatars. This is needed since IPL only <text:span text:style-name="T16">contains propositions. So, the Seshatic relation will be a binary operator.</text:span></text:p>
      <text:p text:style-name="P14"><text:soft-page-break/>The binary operator is written <text:span text:style-name="T21">in one of the following ways</text:span>:</text:p>
      <text:p text:style-name="P14"/>
      <text:p text:style-name="P14"><text:tab/><text:span text:style-name="T20">a</text:span> ¬&gt; <text:span text:style-name="T20">b</text:span><text:tab/><text:tab/><text:span text:style-name="T20">a</text:span> !&gt; <text:span text:style-name="T20">b<text:tab/><text:tab/></text:span><text:span text:style-name="T21">seshatic_queenity(a, b)<text:tab/>sq(a, b)</text:span></text:p>
      <text:p text:style-name="P14"/>
      <text:p text:style-name="P14">I call it “Seshatic Queenity”, using the intuition that of a queen (ant or human):</text:p>
      <text:p text:style-name="P14"/>
      <text:list xml:id="list2942201912" text:style-name="L1">
        <text:list-item>
          <text:p text:style-name="P15">Any queen is queen <text:span text:style-name="T18">to herself</text:span> (`(<text:span text:style-name="T20">a</text:span> ¬&gt; <text:span text:style-name="T20">b</text:span>) =&gt; (<text:span text:style-name="T21">b</text:span> ¬&gt; <text:span text:style-name="T20">b</text:span>)`)</text:p>
        </text:list-item>
        <text:list-item>
          <text:p text:style-name="P15">There is no middle-queen (`(<text:span text:style-name="T20">a</text:span> ¬&gt; <text:span text:style-name="T20">b</text:span>) =&gt; ¬<text:span text:style-name="T20">(a</text:span> ¬&gt; <text:span text:style-name="T20">a</text:span>)` when `(a == b) =&gt; (a ~~ b)`)</text:p>
        </text:list-item>
      </text:list>
      <text:p text:style-name="P14"/>
      <text:p text:style-name="P16">The `¬&gt;` relation is transitive, <text:span text:style-name="T17">which might seem counter-intuitive. When there are no proofs of symbolic distinction `</text:span>(a == b) =&gt; (a ~~ b)<text:span text:style-name="T17">`, this behaves as a normal transitivity property. However, with symbolic distinction, the </text:span><text:span text:style-name="T18">transitivity property actually proves the opposite. There can be no indirect pointing, because it proves `false`. Hence, Seshatic Queenity is said to “point directly”.</text:span></text:p>
      <text:p text:style-name="P16"/>
      <text:p text:style-name="P18">Just like quality projects down onto equality, I chose to make Seshatic Queenity project down into implication. Therefore, one has the following:</text:p>
      <text:p text:style-name="P18"/>
      <text:p text:style-name="P18"><text:tab/>(<text:span text:style-name="T20">a</text:span> <text:span text:style-name="T16">¬&gt; </text:span><text:span text:style-name="T20">b</text:span>) =&gt; (<text:span text:style-name="T20">a</text:span> =&gt; <text:span text:style-name="T20">b</text:span>)</text:p>
      <text:p text:style-name="P19"/>
      <text:p text:style-name="P19">The idea is that Seshatic Queenity can be used as a stronger assumption than implication. This is useful when <text:span text:style-name="T19">modeling stuff like simple types, which has no type hierarchy.</text:span></text:p>
      <text:p text:style-name="P17"/>
      <text:p text:style-name="P22">Two other properties inherited from implication, that allows manipulation of the arguments:</text:p>
      <text:p text:style-name="P22"/>
      <text:p text:style-name="P22"><text:tab/>(a ¬&gt; b) ∧ (a = c) <text:s/>=&gt; <text:s/>(c ¬&gt; b)</text:p>
      <text:p text:style-name="P22"/>
      <text:p text:style-name="P22"><text:tab/>(a ¬&gt; b) ∧ (b = c) <text:s/>=&gt; <text:s/>(a ¬&gt; c)</text:p>
      <text:p text:style-name="P19"/>
      <text:p text:style-name="P21">Last, one needs to imply Seshatism to make the relation Seshatic:</text:p>
      <text:p text:style-name="P21"/>
      <text:p text:style-name="P21"><text:tab/><text:span text:style-name="T18">(</text:span><text:span text:style-name="T20">a</text:span><text:span text:style-name="T18"> </text:span><text:span text:style-name="T16">¬&gt; </text:span><text:span text:style-name="T20">b</text:span><text:span text:style-name="T18">) </text:span>=&gt; <text:span text:style-name="T16">¬</text:span>(<text:span text:style-name="T20">a</text:span> ~~ <text:span text:style-name="T20">b</text:span>)</text:p>
      <text:p text:style-name="P18"/>
      <text:p text:style-name="P22">This completes the model of Seshatic Queenity in IPL.</text:p>
      <text:p text:style-name="P18"/>
      <text:p text:style-name="P20">An analysis<text:span text:style-name="T2"><text:reference-ref text:reference-format="text" text:ref-name="joker calculus analysis">[9]</text:reference-ref></text:span> of Seshatic Queenity gives the following language in Joker Calculus<text:span text:style-name="T2"><text:reference-ref text:reference-format="text" text:ref-name="joker calculus">[10]</text:reference-ref></text:span>:</text:p>
      <text:p text:style-name="P20"/>
      <text:p text:style-name="P20"><text:tab/>Seshatic (Platonism, Joker Seshatism)</text:p>
      <text:p text:style-name="P20"/>
      <text:p text:style-name="P23">The depth language is Seshatic Platonism due to the terminality condition of “pointing directly”. Terminality conditions are related to Platonism. However, this relation is directional, so it is also Seshatic. The surface language is Seshatic Joker Seshatism to distance itself from Platonism<text:span text:style-name="T2"><text:reference-ref text:reference-format="text" text:ref-name="what does">[11]</text:reference-ref></text:span>. This way, there are some aspects that are related to Platonism, but overall the relation is Seshatic.</text:p>
      <text:p text:style-name="P23"/>
      <text:p text:style-name="P24">By replacing `Seshatism` with `Platonism` and vice versa, one gets the following language:</text:p>
      <text:p text:style-name="P24"/>
      <text:p text:style-name="P24"><text:tab/>Platonic<text:span text:style-name="T19"> (</text:span>Seshatism<text:span text:style-name="T19">, Joker </text:span>Platonism<text:span text:style-name="T19">)</text:span></text:p>
      <text:p text:style-name="P24"/>
      <text:p text:style-name="P24">This might be thought of as an assumption that denies Seshatic Queenity <text:span text:style-name="T22">in general</text:span>:</text:p>
      <text:p text:style-name="P24"/>
      <text:p text:style-name="P24"><text:tab/>∀ a { ¬(a ¬&gt; a) }</text:p>
      <text:p text:style-name="P24"/>
      <text:p text:style-name="P24">Vaguely, this can be translated into non-terminality condition, an <text:span text:style-name="T22">infinite</text:span> Platonic construction.</text:p>
      <text:h text:style-name="P1" text:outline-level="3">References:</text:h>
      <text:p text:style-name="P2"/>
      <text:p text:style-name="P2"><text:reference-mark-start text:name="path semantical quality"/>[1]<text:reference-mark-end text:name="path semantical quality"/><text:tab/>“Path Semantical Quality”</text:p>
      <text:p text:style-name="P2"><text:tab/>Sven Nilsen, 2021</text:p>
      <text:p text:style-name="P2"><text:tab/><text:a xlink:type="simple" xlink:href="https://github.com/advancedresearch/path_semantics/blob/master/papers-wip2/path-semantical-quality.pdf" text:style-name="Internet_20_link" text:visited-style-name="Visited_20_Internet_20_Link"><text:span text:style-name="T1">https://github.com/advancedresearch/path_semantics/blob/master/papers-wip2/path-semantical-quality.pdf</text:span></text:a></text:p>
      <text:p text:style-name="P2"/>
      <text:p text:style-name="P2"><text:reference-mark-start text:name="intuitionistic logic"/>[2]<text:reference-mark-end text:name="intuitionistic logic"/><text:tab/>“<text:span text:style-name="T6">Intuitionistic logic”</text:span></text:p>
      <text:p text:style-name="P2"><text:tab/><text:span text:style-name="T6">Wikipedia</text:span></text:p>
      <text:p text:style-name="P2"><text:tab/><text:a xlink:type="simple" xlink:href="https://en.wikipedia.org/wiki/Intuitionistic_logic" text:style-name="Internet_20_link" text:visited-style-name="Visited_20_Internet_20_Link"><text:span text:style-name="T1">https://en.wikipedia.org/wiki/Intuitionistic_logic</text:span></text:a></text:p>
      <text:p text:style-name="P2"/>
      <text:p text:style-name="P5"><text:reference-mark-start text:name="prop"/>[3]<text:reference-mark-end text:name="prop"/><text:tab/>“Prop”</text:p>
      <text:p text:style-name="P5"><text:tab/>AdvancedResearch – Propositional logic with types in Rust</text:p>
      <text:p text:style-name="P5"><text:tab/><text:a xlink:type="simple" xlink:href="https://github.com/advancedresearch/prop" text:style-name="Internet_20_link" text:visited-style-name="Visited_20_Internet_20_Link"><text:span text:style-name="T1">https://github.com/advancedresearch/prop</text:span></text:a></text:p>
      <text:p text:style-name="P5"/>
      <text:p text:style-name="P5"><text:reference-mark-start text:name="rust"/>[4]<text:reference-mark-end text:name="rust"/><text:tab/>“Rust”</text:p>
      <text:p text:style-name="P5"><text:tab/>Rust programming language</text:p>
      <text:p text:style-name="P5"><text:tab/><text:a xlink:type="simple" xlink:href="https://www.rust-lang.org/" text:style-name="Internet_20_link" text:visited-style-name="Visited_20_Internet_20_Link"><text:span text:style-name="T1">https://www.rust-lang.org/</text:span></text:a></text:p>
      <text:p text:style-name="P5"/>
      <text:p text:style-name="P6"><text:reference-mark-start text:name="seshatism"/>[5]<text:reference-mark-end text:name="seshatism"/><text:tab/>“Seshatism”</text:p>
      <text:p text:style-name="P6"><text:tab/>Sven Nilsen, 2021-2022</text:p>
      <text:p text:style-name="P6"><text:tab/><text:a xlink:type="simple" xlink:href="https://github.com/advancedresearch/path_semantics/blob/master/papers-wip2/seshatism.pdf" text:style-name="Internet_20_link" text:visited-style-name="Visited_20_Internet_20_Link"><text:span text:style-name="T1">https://github.com/advancedresearch/path_semantics/blob/master/papers-wip2/seshatism.pdf</text:span></text:a></text:p>
      <text:p text:style-name="P6"/>
      <text:p text:style-name="P7"><text:reference-mark-start text:name="sirisys"/>[6]<text:reference-mark-end text:name="sirisys"/><text:tab/>“SIRISYS”</text:p>
      <text:p text:style-name="P7"><text:tab/>Twitter</text:p>
      <text:p text:style-name="P7"><text:tab/><text:a xlink:type="simple" xlink:href="https://twitter.com/SIRISYSPrime" text:style-name="Internet_20_link" text:visited-style-name="Visited_20_Internet_20_Link"><text:span text:style-name="T1">https://twitter.com/SIRISYSPrime</text:span></text:a></text:p>
      <text:p text:style-name="P7"/>
      <text:p text:style-name="P9"><text:reference-mark-start text:name="seshatism vs platonism"/>[7]<text:reference-mark-end text:name="seshatism vs platonism"/><text:tab/>“Seshatism vs Platonism”</text:p>
      <text:p text:style-name="P9"><text:tab/>AdvancedResearch – Summary page on Avatar Extensions</text:p>
      <text:p text:style-name="P9"><text:tab/><text:a xlink:type="simple" xlink:href="https://advancedresearch.github.io/avatar-extensions/summary.html#seshatism-vs-platonism" text:style-name="Internet_20_link" text:visited-style-name="Visited_20_Internet_20_Link"><text:span text:style-name="T1">https://advancedresearch.github.io/avatar-extensions/summary.html#seshatism-vs-platonism</text:span></text:a></text:p>
      <text:p text:style-name="P9"/>
      <text:p text:style-name="P10"><text:reference-mark-start text:name="avalog"/>[8]<text:reference-mark-end text:name="avalog"/><text:tab/>“Avalog”</text:p>
      <text:p text:style-name="P10"><text:tab/>AdvancedResearch – An implementation of Avatar Logic with a Prolog-like syntax</text:p>
      <text:p text:style-name="P10"><text:tab/><text:a xlink:type="simple" xlink:href="https://github.com/advancedresearch/avalog" text:style-name="Internet_20_link" text:visited-style-name="Visited_20_Internet_20_Link"><text:span text:style-name="T1">https://github.com/advancedresearch/avalog</text:span></text:a></text:p>
      <text:p text:style-name="P10"/>
      <text:p text:style-name="P20"><text:reference-mark-start text:name="joker calculus analysis"/>[9]<text:reference-mark-end text:name="joker calculus analysis"/><text:tab/>“Joker Calculus Analysis: Seshatic Queenity”</text:p>
      <text:p text:style-name="P20"><text:tab/>AdvancedResearch – An implementation of Joker Calculus in Rust</text:p>
      <text:p text:style-name="P20"><text:tab/><text:a xlink:type="simple" xlink:href="https://github.com/advancedresearch/joker_calculus/issues/26" text:style-name="Internet_20_link" text:visited-style-name="Visited_20_Internet_20_Link"><text:span text:style-name="T1">https://github.com/advancedresearch/joker_calculus/issues/26</text:span></text:a></text:p>
      <text:p text:style-name="P20"/>
      <text:p text:style-name="P21"><text:reference-mark-start text:name="joker calculus"/>[10]<text:reference-mark-end text:name="joker calculus"/><text:tab/>“Joker Calculus”</text:p>
      <text:p text:style-name="P21"><text:tab/>Daniel Fischer, William Alexander Morris, Sven Nilsen, 2021</text:p>
      <text:p text:style-name="P21"><text:tab/><text:a xlink:type="simple" xlink:href="https://github.com/advancedresearch/path_semantics/blob/master/papers-wip2/joker-calculus.pdf" text:style-name="Internet_20_link" text:visited-style-name="Visited_20_Internet_20_Link"><text:span text:style-name="T1">https://github.com/advancedresearch/path_semantics/blob/master/papers-wip2/joker-calculus.pdf</text:span></text:a></text:p>
      <text:p text:style-name="P21"/>
      <text:p text:style-name="P23"><text:reference-mark-start text:name="what does"/>[11]<text:reference-mark-end text:name="what does"/><text:tab/>“What does `Seshatic Joker Seshatism` mean?”</text:p>
      <text:p text:style-name="P23"><text:tab/>AdvancedResearch – An implementation of Joker Calculus in Rust</text:p>
      <text:p text:style-name="P23"><text:tab/><text:a xlink:type="simple" xlink:href="https://github.com/advancedresearch/joker_calculus/issues/19" text:style-name="Internet_20_link" text:visited-style-name="Visited_20_Internet_20_Link"><text:span text:style-name="T1">https://github.com/advancedresearch/joker_calculus/issues/19</text:span></text:a></text:p>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2-02T19:11:40.433886229</meta:creation-date>
    <dc:date>2022-02-02T23:55:49.986110120</dc:date>
    <meta:editing-duration>PT9M42S</meta:editing-duration>
    <meta:editing-cycles>1</meta:editing-cycles>
    <meta:document-statistic meta:table-count="0" meta:image-count="0" meta:object-count="0" meta:page-count="3" meta:paragraph-count="81" meta:word-count="843" meta:character-count="5772" meta:non-whitespace-character-count="4959"/>
    <meta:generator>LibreOffice/7.2.2.2$MacOSX_X86_64 LibreOffice_project/02b2acce88a210515b4a5bb2e46cbfb63fe97d56</meta:generator>
  </office:meta>
</office:document-meta>
</file>